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Text_20_body" style:list-style-name="L1">
      <style:paragraph-properties fo:margin-top="0.1665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Preformatted_20_Text" style:list-style-name="L1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7" style:family="paragraph" style:parent-style-name="Preformatted_20_Text" style:list-style-name="L1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24292e" fo:letter-spacing="normal" fo:background-color="transparent" loext:char-shading-value="0" loext:padding="0in" loext:border="none"/>
    </style:style>
    <style:style style:name="T6" style:family="text">
      <style:text-properties fo:font-variant="normal" fo:text-transform="none" fo:color="#24292e" fo:font-size="12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ource_20_Text"><text:span text:style-name="T1"><text:tab/></text:span></text:span><text:span text:style-name="Source_20_Text"><text:span text:style-name="T4">Enable TCF agent</text:span></text:span></text:p>
      <text:list xml:id="list3160933104" text:style-name="L1">
        <text:list-item>
          <text:p text:style-name="P5"><text:span text:style-name="Source_20_Text"><text:span text:style-name="T1">petalinux-config -c rootfs`</text:span></text:span></text:p>
          <text:p text:style-name="P7"><text:span text:style-name="Source_20_Text"><text:span text:style-name="T1"># Select Filesystem Packages -&gt; base -&gt; tcf-agent</text:span></text:span></text:p>
        </text:list-item>
        <text:list-item>
          <text:p text:style-name="P4">Enable SSH server</text:p>
          <text:p text:style-name="P5"><text:span text:style-name="Source_20_Text"><text:span text:style-name="T1">petalinux-config -c rootfs`</text:span></text:span></text:p>
          <text:p text:style-name="P7"><text:span text:style-name="Source_20_Text"><text:span text:style-name="T1"># Select Filesystem Packages -&gt; console/network -&gt; dropbear</text:span></text:span></text:p>
          <text:p text:style-name="P7"><text:span text:style-name="Source_20_Text"><text:span text:style-name="T1"># Select Filesystem Packages -&gt; console/network -&gt; dropbear-openssh-sftp-server</text:span></text:span></text:p>
        </text:list-item>
        <text:list-item>
          <text:p text:style-name="P4">Mount via NFS</text:p>
          <text:p text:style-name="P5"><text:span text:style-name="Source_20_Text"><text:span text:style-name="T1">mkdir /mnt/nfs</text:span></text:span></text:p>
          <text:p text:style-name="P7"><text:span text:style-name="Source_20_Text"><text:span text:style-name="T1">mount -o port=2049,nolock,proto=tcp -t nfs 192.168.1.1:&lt;directory&gt; /mnt/nfs</text:span></text:span></text:p>
          <text:p text:style-name="P7"><text:span text:style-name="Source_20_Text"><text:span text:style-name="T1">cd /mnt/nfs/&lt;project&gt;</text:span></text:span></text:p>
          <text:p text:style-name="P7"><text:span text:style-name="Source_20_Text"><text:span text:style-name="T1"># Can now execute "myapp" in build/linux/rootfs/apps/myapp/myapp</text:span></text:span></text:p>
        </text:list-item>
        <text:list-item>
          <text:p text:style-name="P4">Change MAC address</text:p>
          <text:p text:style-name="P5"><text:span text:style-name="Source_20_Text"><text:span text:style-name="T1">petalinux-config</text:span></text:span></text:p>
          <text:p text:style-name="P7"><text:span text:style-name="Source_20_Text"><text:span text:style-name="T1"># Select Subsystem AUTO Hardware Settings -&gt; Ethernet Settings -&gt; (00:0a:35:00:1e:53) Ethernet MAC address </text:span></text:span></text:p>
        </text:list-item>
        <text:list-item>
          <text:p text:style-name="P4">Use static IP address</text:p>
          <text:p text:style-name="P5"><text:span text:style-name="Source_20_Text"><text:span text:style-name="T1">petalinux-config</text:span></text:span></text:p>
          <text:p text:style-name="P7"><text:span text:style-name="Source_20_Text"><text:span text:style-name="T1"># Deselect Subsystem AUTO Hardware Settings -&gt; Ethernet Settings -&gt; Obtain IP address automatically</text:span></text:span></text:p>
          <text:p text:style-name="P7"><text:span text:style-name="Source_20_Text"><text:span text:style-name="T1"># After that, three new configurations (Static IP address, netmask, gateway) appear. Select and update them</text:span></text:span></text:p>
        </text:list-item>
        <text:list-item>
          <text:p text:style-name="P4">Run applications at startup</text:p>
          <text:list>
            <text:list-item>
              <text:p text:style-name="P2"><text:span text:style-name="T3">See </text:span><text:a xlink:type="simple" xlink:href="http://www.xilinx.com/support/answers/55998.html" text:style-name="Internet_20_link" text:visited-style-name="Visited_20_Internet_20_Link"><text:span text:style-name="T7">AR# 55998</text:span></text:a></text:p>
            </text:list-item>
            <text:list-item>
              <text:p text:style-name="P1">Create an application, and create a startup script in the application area</text:p>
            </text:list-item>
          </text:list>
          <text:p text:style-name="P5"><text:span text:style-name="Source_20_Text"><text:span text:style-name="T1">petalinux-create -t apps -n mystartup --enable</text:span></text:span></text:p>
          <text:p text:style-name="P7"><text:span text:style-name="Source_20_Text"><text:span text:style-name="T1">echo 'echo "Hello World"' &gt; components/apps/mystartup/mystartup.sh</text:span></text:span></text:p>
          <text:list text:continue-numbering="true">
            <text:list-item>
              <text:p text:style-name="P3"><text:span text:style-name="T3">Modify the Makefile, remove any reference to </text:span><text:span text:style-name="Source_20_Text"><text:span text:style-name="T2">APP_OBJS</text:span></text:span><text:span text:style-name="T3"> and </text:span><text:span text:style-name="Source_20_Text"><text:span text:style-name="T2">*.o</text:span></text:span><text:span text:style-name="T3">, update the </text:span><text:span text:style-name="Source_20_Text"><text:span text:style-name="T2">install</text:span></text:span><text:span text:style-name="T3"> section to copy </text:span><text:span text:style-name="Source_20_Text"><text:span text:style-name="T2">mystartup</text:span></text:span><text:span text:style-name="T3"> to </text:span><text:span text:style-name="Source_20_Text"><text:span text:style-name="T2">/etc/init.d/</text:span></text:span><text:span text:style-name="T3"> and create a symbolic link to </text:span><text:span text:style-name="Source_20_Text"><text:span text:style-name="T2">/etc/rc5.d/</text:span></text:span></text:p>
            </text:list-item>
          </text:list>
          <text:p text:style-name="P5"><text:span text:style-name="Source_20_Text"><text:span text:style-name="T1"># Modify components/apps/mystartup/Makefile "install" section</text:span></text:span></text:p>
          <text:p text:style-name="P7"/>
          <text:p text:style-name="P7"><text:span text:style-name="Source_20_Text"><text:span text:style-name="T1">install: $(APP)</text:span></text:span></text:p>
          <text:p text:style-name="P7"><text:span text:style-name="Source_20_Text"><text:span text:style-name="T5"><text:s text:c="8"/></text:span></text:span><text:span text:style-name="Source_20_Text"><text:span text:style-name="T1">$(TARGETINST) -d -p 0755 mystartup /etc/init.d/mystartup</text:span></text:span></text:p>
          <text:p text:style-name="P7"><text:span text:style-name="Source_20_Text"><text:span text:style-name="T5"><text:s text:c="8"/></text:span></text:span><text:span text:style-name="Source_20_Text"><text:span text:style-name="T1">$(TARGETINST) -s /etc/init.d/mystartup /etc/rc5.d/S99mystartup</text:span></text:span></text:p>
          <text:list text:continue-numbering="true">
            <text:list-item>
              <text:p text:style-name="P1"><text:soft-page-break/>Remember to indent with a tab character, otherwise the Makefile won't work</text:p>
            </text:list-item>
          </text:list>
        </text:list-item>
        <text:list-item>
          <text:p text:style-name="P4">Auto login</text:p>
          <text:list>
            <text:list-item>
              <text:p text:style-name="P3"><text:span text:style-name="T3">Add a new file </text:span><text:span text:style-name="Source_20_Text"><text:span text:style-name="T2">build/linux/rootfs/targetroot/bin/autologin</text:span></text:span><text:span text:style-name="T3"> with the following content:</text:span></text:p>
            </text:list-item>
          </text:list>
          <text:p text:style-name="P5"><text:span text:style-name="Source_20_Text"><text:span text:style-name="T1">#!/bin/sh</text:span></text:span></text:p>
          <text:p text:style-name="P7"><text:span text:style-name="Source_20_Text"><text:span text:style-name="T1">exec /bin/login -f root</text:span></text:span></text:p>
          <text:list text:continue-numbering="true">
            <text:list-item>
              <text:p text:style-name="P3"><text:span text:style-name="T3">Make </text:span><text:span text:style-name="Source_20_Text"><text:span text:style-name="T2">autologin</text:span></text:span><text:span text:style-name="T3"> executable</text:span></text:p>
            </text:list-item>
          </text:list>
          <text:p text:style-name="P5"><text:span text:style-name="Source_20_Text"><text:span text:style-name="T1">chmod 755 build/linux/rootfs/targetroot/bin/autologin</text:span></text:span></text:p>
          <text:list text:continue-numbering="true">
            <text:list-item>
              <text:p text:style-name="P3"><text:span text:style-name="T3">Modify </text:span><text:span text:style-name="Source_20_Text"><text:span text:style-name="T2">build/linux/rootfs/targetroot/etc/inittab</text:span></text:span><text:span text:style-name="T3">, change the very last line to</text:span></text:p>
            </text:list-item>
          </text:list>
          <text:p text:style-name="P5"><text:span text:style-name="Source_20_Text"><text:span text:style-name="T1">PS0:2345:respawn:/sbin/getty -l /bin/autologin -n -L 115200 ttyPS0 vt100</text:span></text:span></text:p>
          <text:list text:continue-numbering="true">
            <text:list-item>
              <text:p text:style-name="P1">Repackage the image</text:p>
            </text:list-item>
          </text:list>
          <text:p text:style-name="P5"><text:span text:style-name="Source_20_Text"><text:span text:style-name="T1">petalinux-package --image</text:span></text:span></text:p>
        </text:list-item>
        <text:list-item>
          <text:p text:style-name="P4">Use an external Linux kernel</text:p>
          <text:p text:style-name="P5"><text:span text:style-name="Source_20_Text"><text:span text:style-name="T1">cd &lt;directory&gt;</text:span></text:span></text:p>
          <text:p text:style-name="P7"><text:span text:style-name="Source_20_Text"><text:span text:style-name="T1">mkdir linux-kernel</text:span></text:span></text:p>
          <text:p text:style-name="P7"><text:span text:style-name="Source_20_Text"><text:span text:style-name="T1">git clone git@github.com:Xilinx/linux-xlnx.git</text:span></text:span></text:p>
          <text:p text:style-name="P7"><text:span text:style-name="Source_20_Text"><text:span text:style-name="T1">git checkout -b from-xilinx-v2015.3 xilinx-v2015.3</text:span></text:span></text:p>
          <text:p text:style-name="P7"><text:span text:style-name="Source_20_Text"><text:span text:style-name="T1">petalinux-config --searchpath --append &lt;directory&gt;</text:span></text:span></text:p>
          <text:p text:style-name="P7"><text:span text:style-name="Source_20_Text"><text:span text:style-name="T1">petalinux-config</text:span></text:span></text:p>
          <text:p text:style-name="P7"><text:span text:style-name="Source_20_Text"><text:span text:style-name="T1"># Select linux Components Selection -&gt; kernel -&gt; linux-xlnx</text:span></text:span></text:p>
        </text:list-item>
        <text:list-item>
          <text:p text:style-name="P4">Update device tree generator</text:p>
          <text:p text:style-name="P5"><text:span text:style-name="Source_20_Text"><text:span text:style-name="T1">cd /opt/PetaLinux/petalinux-v2015.2.1-final/components/edk_user_repository/device-tree-generator</text:span></text:span></text:p>
          <text:p text:style-name="P7"><text:span text:style-name="Source_20_Text"><text:span text:style-name="T1">git remote add gh-origin git@github.com:Xilinx/device-tree-xlnx.git</text:span></text:span></text:p>
          <text:p text:style-name="P7"><text:span text:style-name="Source_20_Text"><text:span text:style-name="T1">git fetch gh-origin</text:span></text:span></text:p>
          <text:p text:style-name="P7"><text:span text:style-name="Source_20_Text"><text:span text:style-name="T1">git checkout -b from-xilinx-v2015.3 gh-origin/xilinx-v2015.3</text:span></text:span></text:p>
          <text:p text:style-name="P7"><text:span text:style-name="Source_20_Text"><text:span text:style-name="T1">petalinux-config --get-hw-description=&lt;Vivado_Export_to_SDK_Directory&gt;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1:46:17.646455099</meta:creation-date>
    <dc:date>2017-10-18T21:47:19.533098998</dc:date>
    <meta:editing-duration>PT1M3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2" meta:paragraph-count="55" meta:word-count="350" meta:character-count="2596" meta:non-whitespace-character-count="2341"/>
  </office:meta>
</office:document-meta>
</file>